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ee5" officeooo:paragraph-rsid="000cfee5"/>
    </style:style>
    <style:style style:name="P2" style:family="paragraph" style:parent-style-name="Standard">
      <style:text-properties officeooo:rsid="000fc149" officeooo:paragraph-rsid="000fc149"/>
    </style:style>
    <style:style style:name="P3" style:family="paragraph" style:parent-style-name="Standard">
      <style:text-properties officeooo:rsid="001250ff" officeooo:paragraph-rsid="001250ff"/>
    </style:style>
    <style:style style:name="P4" style:family="paragraph" style:parent-style-name="Standard">
      <style:text-properties officeooo:rsid="001269ef" officeooo:paragraph-rsid="001269ef"/>
    </style:style>
    <style:style style:name="P5" style:family="paragraph" style:parent-style-name="Standard">
      <style:text-properties officeooo:rsid="001269ef" officeooo:paragraph-rsid="00139eaf"/>
    </style:style>
    <style:style style:name="P6" style:family="paragraph" style:parent-style-name="Standard">
      <style:text-properties officeooo:paragraph-rsid="00139eaf"/>
    </style:style>
    <style:style style:name="P7" style:family="paragraph" style:parent-style-name="Standard">
      <style:text-properties officeooo:rsid="0014bc6c" officeooo:paragraph-rsid="0014bc6c"/>
    </style:style>
    <style:style style:name="P8" style:family="paragraph" style:parent-style-name="Standard">
      <style:text-properties officeooo:rsid="0014d52d" officeooo:paragraph-rsid="0014d52d"/>
    </style:style>
    <style:style style:name="P9" style:family="paragraph" style:parent-style-name="Standard">
      <style:text-properties officeooo:rsid="0015c075" officeooo:paragraph-rsid="0015c075"/>
    </style:style>
    <style:style style:name="P10" style:family="paragraph" style:parent-style-name="Standard">
      <style:text-properties officeooo:rsid="0015ddda" officeooo:paragraph-rsid="0015ddda"/>
    </style:style>
    <style:style style:name="P11" style:family="paragraph" style:parent-style-name="Standard">
      <style:paragraph-properties fo:break-before="page"/>
      <style:text-properties officeooo:rsid="001250ff" officeooo:paragraph-rsid="001250ff"/>
    </style:style>
    <style:style style:name="P12" style:family="paragraph" style:parent-style-name="Standard">
      <style:paragraph-properties fo:break-before="page"/>
      <style:text-properties officeooo:rsid="0014bc6c" officeooo:paragraph-rsid="0014bc6c"/>
    </style:style>
    <style:style style:name="P13" style:family="paragraph" style:parent-style-name="Standard">
      <style:paragraph-properties fo:break-before="page"/>
      <style:text-properties officeooo:rsid="00139eaf" officeooo:paragraph-rsid="00139eaf"/>
    </style:style>
    <style:style style:name="P14" style:family="paragraph" style:parent-style-name="Standard">
      <style:paragraph-properties fo:break-before="page"/>
      <style:text-properties officeooo:rsid="0015c075" officeooo:paragraph-rsid="0015c075"/>
    </style:style>
    <style:style style:name="T1" style:family="text">
      <style:text-properties officeooo:rsid="001269ef"/>
    </style:style>
    <style:style style:name="T2" style:family="text">
      <style:text-properties officeooo:rsid="0012894e"/>
    </style:style>
    <style:style style:name="T3" style:family="text">
      <style:text-properties officeooo:rsid="00139eaf"/>
    </style:style>
    <style:style style:name="T4" style:family="text">
      <style:text-properties officeooo:rsid="0014bc6c"/>
    </style:style>
    <style:style style:name="T5" style:family="text">
      <style:text-properties officeooo:rsid="0015dd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ng extiende de AWT</text:p>
      <text:p text:style-name="P1">Hay componentes de Swing que tambien existen en AWT pero tambien tiene elementos nuevos</text:p>
      <text:p text:style-name="P1">Los componentes de AWT requieren mas recuros que los de Swing, que estan optimizados</text:p>
      <text:p text:style-name="P1"/>
      <text:p text:style-name="P1">La estructura de AWT se basa en compoenetes y contenedores</text:p>
      <text:p text:style-name="P1">Los contonedores pueden contener componentes</text:p>
      <text:p text:style-name="P1"/>
      <text:p text:style-name="P1">Toda diseno de interfaz conlleva:</text:p>
      <text:p text:style-name="P1">- Decidir la estructura de la interfaz</text:p>
      <text:p text:style-name="P1">- Que componentes graficos se van a utilizar y como se realacionan estos componentes</text:p>
      <text:p text:style-name="P1">- Decidir la disposicion de los elementos (layout). Alineacion, distribucion de elmentos…</text:p>
      <text:p text:style-name="P1">- Decidir el comportamiento de la interfaz. Eventos</text:p>
      <text:p text:style-name="P1">- Algunos componentes son controladores, permiten reaccionar a eventos en funcion al codigo programado</text:p>
      <text:p text:style-name="P1"/>
      <text:p text:style-name="P1"/>
      <text:p text:style-name="P2">El setVisible es lo ultimo que se tiene que hacer sobre el elemento</text:p>
      <text:p text:style-name="P2"/>
      <text:p text:style-name="P2"/>
      <text:p text:style-name="P7">Paneles</text:p>
      <text:p text:style-name="P7">- JscrollPane: puede poner barras de desplazamiento</text:p>
      <text:p text:style-name="P7"/>
      <text:p text:style-name="P14">07/03/2021</text:p>
      <text:p text:style-name="P9"/>
      <text:p text:style-name="P9">JcheckBox = casilla para marcar, puede text un texto que le acompane</text:p>
      <text:p text:style-name="P9"/>
      <text:p text:style-name="P9">ButtonGroup (conjunto de radio buttons, solo puede exisitr uno activado por grupo)</text:p>
      <text:p text:style-name="P9"><text:tab/>JRadioButton, puede dos parmetros, el texto que aparece y el valor</text:p>
      <text:p text:style-name="P9"><text:tab/>JtoggleButton (boton que se queda marcado al pulsarlo), aceptar un texto y un valor</text:p>
      <text:p text:style-name="P9"/>
      <text:p text:style-name="P9">Jlist (varias opciones todas seguidas)</text:p>
      <text:p text:style-name="P9"><text:tab/><text:span text:style-name="T5">DefaultListModel: cargar elementos que se mostraran en la lista</text:span></text:p>
      <text:p text:style-name="P10">Las listas pueden tener formas de selecionar</text:p>
      <text:p text:style-name="P10"><text:tab/>ListSelectionModel.SINGLE_SELECTION</text:p>
      <text:p text:style-name="P10"><text:tab/>ListSelectionModel.SINGLE_INTERVAL_SELECTION</text:p>
      <text:p text:style-name="P10"><text:tab/>ListSelectionModel.MULTIPLE_INTERVAL_SELECTION (valor por defecto)</text:p>
      <text:p text:style-name="P11">03/03/2022</text:p>
      <text:p text:style-name="P3"/>
      <text:p text:style-name="P3">Un panel es un contenedor, puede contener cualquier componente o incluso otros paneles</text:p>
      <text:p text:style-name="P3"/>
      <text:p text:style-name="P4">Cada panel tiene asociado directa o indirectamente un layout</text:p>
      <text:p text:style-name="P4">- Flow Layout: dispone los componentes de forma horizontal (new Flowlayout)</text:p>
      <text:p text:style-name="P4"><text:tab/>Se puede indiacar la alineacio (FlowLayout.CENTER, FlowLayout RIGHT, …)</text:p>
      <text:p text:style-name="P4"/>
      <text:p text:style-name="P4">- Border Layout (el layout por defecto de un Jframe): tiene 5 zonas donde posicionar (Norte, sur, este, oeste, centro)</text:p>
      <text:p text:style-name="P4">Cada zona de un border layout puede tener solo un componente, pero puede ser un contenedor</text:p>
      <text:p text:style-name="P4"/>
      <text:p text:style-name="P4">- <text:span text:style-name="T2">Grid Layout: divide la zona en celdas de igual tamanio. El numero de filas y columnas se puede indicar en el constructor: new GridLayout(2,3). Tambien se puede hacer a traves de metodos</text:span></text:p>
      <text:p text:style-name="P4"/>
      <text:p text:style-name="P4">- <text:span text:style-name="T2">BoxLayout: situa los componentes en linea (vertical u horizontal)</text:span></text:p>
      <text:p text:style-name="P4"/>
      <text:p text:style-name="P5">- <text:span text:style-name="T2">Spring Layout: permite indicar la distancia entre los contrles</text:span></text:p>
      <text:p text:style-name="P13">Componentes</text:p>
      <text:p text:style-name="P5"/>
      <text:p text:style-name="P5"><text:span text:style-name="T2">- </text:span><text:span text:style-name="T3">Botones:</text:span></text:p>
      <text:p text:style-name="P5">- <text:span text:style-name="T3">Eiquetas (label): new Jlabel();</text:span></text:p>
      <text:p text:style-name="P6"><text:span text:style-name="T1">- </text:span><text:span text:style-name="T3">Campos de text (textField): new JTextFiled()</text:span></text:p>
      <text:p text:style-name="P5">- <text:span text:style-name="T3">Aread de texto (textArea): new JtextArea(“Texto”, rows, cols)</text:span></text:p>
      <text:p text:style-name="P2">- <text:span text:style-name="T4">JcomboBox = crea un despleagable: new JComboBox(lista)</text:span></text:p>
      <text:p text:style-name="P2"><text:tab/><text:span text:style-name="T4">se pueden anadir items con myComboBox.addItem</text:span></text:p>
      <text:p text:style-name="P2"><text:tab/><text:span text:style-name="T4">se puede seleccionar una por defecto con myComboBox(“Rojo”)</text:span></text:p>
      <text:p text:style-name="P2"/>
      <text:p text:style-name="P12">Eventos</text:p>
      <text:p text:style-name="P7"/>
      <text:p text:style-name="P8">ActionListener: Interfaz que tiene un solo metodo actionPerforemed(ActionEvent e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16:16.770627879</meta:creation-date>
    <dc:date>2022-03-07T08:42:33.826074770</dc:date>
    <meta:editing-duration>PT2H41M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45" meta:word-count="393" meta:character-count="2664" meta:non-whitespace-character-count="2306"/>
  </office:meta>
</office:document-meta>
</file>